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7" style:family="paragraph" style:parent-style-name="Text_20_body">
      <style:paragraph-properties fo:text-align="center" style:justify-single-word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0" style:family="paragraph" style:parent-style-name="Text_20_body">
      <style:text-properties fo:font-size="18pt" style:font-size-asian="18pt" style:font-size-complex="18pt"/>
    </style:style>
    <style:style style:name="P1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314004" style:font-name="Lucida Console" fo:font-size="10pt"/>
    </style:style>
    <style:style style:name="P13" style:family="paragraph" style:parent-style-name="Text_20_body">
      <style:text-properties fo:color="#314004" style:font-name="Lucida Console1" fo:font-size="10pt" style:font-size-asian="10pt" style:font-size-complex="10pt"/>
    </style:style>
    <style:style style:name="P14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5" style:family="paragraph" style:parent-style-name="Text_20_body">
      <style:text-properties style:font-name="Lucida Console1" fo:font-size="10pt" style:font-size-asian="10pt" style:font-size-complex="10pt"/>
    </style:style>
    <style:style style:name="P16" style:family="paragraph" style:parent-style-name="Text_20_body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P17" style:family="paragraph" style:parent-style-name="Text_20_body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Text_20_body">
      <style:text-properties style:font-name="Times New Roman" fo:font-size="12pt" style:font-size-asian="12pt" style:font-size-complex="12pt"/>
    </style:style>
    <style:style style:name="P20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1" style:family="paragraph" style:parent-style-name="Text_20_body">
      <style:text-properties style:font-name="Times New Roman" fo:font-size="14pt" style:font-size-asian="14pt" style:font-size-complex="14pt"/>
    </style:style>
    <style:style style:name="P22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5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26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000000" style:font-name="Lucida Console1" fo:font-size="10pt" style:font-size-asian="10pt" style:font-size-complex="10pt"/>
    </style:style>
    <style:style style:name="P27" style:family="paragraph" style:parent-style-name="Title">
      <style:text-properties fo:font-size="18pt" style:font-size-asian="18pt" style:font-size-complex="18pt"/>
    </style:style>
    <style:style style:name="P28" style:family="paragraph" style:parent-style-name="Title">
      <style:text-properties style:font-name="Arial1" fo:font-size="24pt" style:font-size-asian="24pt" style:font-size-complex="24pt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2" style:family="paragraph" style:parent-style-name="Preformatted_20_Text">
      <style:paragraph-properties fo:margin-top="0in" fo:margin-bottom="0.1965in"/>
    </style:style>
    <style:style style:name="P33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34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35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37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1" fo:font-size="10pt" style:font-size-asian="10pt" style:font-size-complex="10pt"/>
    </style:style>
    <style:style style:name="P38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000000" style:font-name="Lucida Console1" fo:font-size="10pt" style:font-size-asian="10pt" style:font-size-complex="10pt"/>
    </style:style>
    <style:style style:name="P39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40" style:family="paragraph" style:parent-style-name="Heading_20_2">
      <style:text-properties style:font-name="Times New Roman"/>
    </style:style>
    <style:style style:name="P41" style:family="paragraph" style:parent-style-name="Heading_20_2">
      <style:text-properties style:font-name="Times New Roman" fo:font-size="14pt" style:font-size-asian="14pt" style:font-size-complex="14pt"/>
    </style:style>
    <style:style style:name="P42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43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44" style:family="paragraph" style:parent-style-name="Heading_20_1">
      <style:text-properties fo:font-size="18pt" style:font-size-asian="18pt" style:font-size-complex="18pt"/>
    </style:style>
    <style:style style:name="P45" style:family="paragraph" style:parent-style-name="Heading_20_1">
      <style:text-properties style:font-name="Times New Roman"/>
    </style:style>
    <style:style style:name="P46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47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48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49" style:family="paragraph" style:parent-style-name="Text_20_body">
      <style:paragraph-properties fo:margin-left="0in" fo:margin-right="0in" fo:margin-top="0.1665in" fo:margin-bottom="0.0835in" fo:text-indent="0in" style:auto-text-indent="false"/>
    </style:style>
    <style:style style:name="P50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Times New Roman" fo:font-size="18pt" style:font-size-asian="18pt" style:font-size-complex="18pt"/>
    </style:style>
    <style:style style:name="T20" style:family="text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T21" style:family="text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T22" style:family="text">
      <style:text-properties fo:color="#00000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27"/>
      <text:p text:style-name="P28"><text:s/>Zekai Otles </text:p>
      <text:p text:style-name="P8">Created on \Sexpr{date()} </text:p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29"><text:s/>1 Introduction<text:tab/>3</text:p>
          <text:p text:style-name="P29"><text:s/>2 Environment Setup for R programming Developers<text:tab/>3</text:p>
          <text:p text:style-name="P31"><text:s/>2.1 <text:s/>Environment setup<text:tab/>3</text:p>
          <text:p text:style-name="P31"><text:s/>2.2 <text:s/>Using Version Control System<text:tab/>3</text:p>
          <text:p text:style-name="P31"><text:s/>2.3 Using IDE to develop R scripts<text:tab/>3</text:p>
          <text:p text:style-name="P31"><text:s/>2.4 Writing functions<text:tab/>3</text:p>
          <text:p text:style-name="P31"><text:s/>2.5 Create R package System<text:tab/>3</text:p>
          <text:p text:style-name="P29"><text:s/>3 Simple Data Types and Objects<text:tab/>3</text:p>
          <text:p text:style-name="P29"><text:s/>4 Control Structures<text:tab/>3</text:p>
          <text:p text:style-name="P31"><text:s/>4.1 If then Else statements<text:tab/>3</text:p>
          <text:p text:style-name="P31"><text:s/>4.2 Switch statements<text:tab/>4</text:p>
          <text:p text:style-name="P29"><text:s/>5 Loop Structures<text:tab/>5</text:p>
          <text:p text:style-name="P31"><text:s/>5.1 For statements<text:tab/>5</text:p>
          <text:p text:style-name="P31"><text:s/>5.2 while staments<text:tab/>5</text:p>
          <text:p text:style-name="P31"><text:s/>5.3 DfRCtVisits<text:tab/>7</text:p>
          <text:p text:style-name="P29"><text:s/>6 Data Structures<text:tab/>8</text:p>
          <text:p text:style-name="P31"><text:s/>6.1 Vector<text:tab/>8</text:p>
          <text:p text:style-name="P31"><text:s/>6.2 Matrix<text:tab/>8</text:p>
          <text:p text:style-name="P31"><text:s/>6.3 DataFrame<text:tab/>8</text:p>
          <text:p text:style-name="P29"><text:s/>7 Simple Statistical Outputs<text:tab/>8</text:p>
          <text:p text:style-name="P29"><text:s/>8 Simple Table Outputs<text:tab/>8</text:p>
        </text:index-body>
      </text:table-of-content>
      <text:p text:style-name="P8"/>
      <text:h text:style-name="P47" text:outline-level="1">Introduction</text:h>
      <text:p text:style-name="P9"><text:tab/></text:p>
      <text:h text:style-name="P43" text:outline-level="1">Environment Setup for R programming Developers</text:h>
      <text:h text:style-name="Heading_20_2" text:outline-level="2"><text:s/>Environment setup</text:h>
      <text:p text:style-name="P24"/>
      <text:p text:style-name="P7"/>
      <text:p text:style-name="P6"/>
      <text:p text:style-name="P2">&lt;&lt;environment, <text:s/>echo=FALSE, results=xml&gt;&gt;=</text:p>
      <text:p text:style-name="P2"/>
      <text:p text:style-name="P33">odfTable(pkgVersions("data frame"))</text:p>
      <text:p text:style-name="P34">@</text:p>
      <text:p text:style-name="Preformatted_20_Text"><text:span text:style-name="Source_20_Text"/></text:p>
      <text:p text:style-name="P32"><text:span text:style-name="Source_20_Text"><text:span text:style-name="T4">&lt;&lt;environmentl&gt;&gt;=</text:span></text:span></text:p>
      <text:p text:style-name="P35">environment("ls")</text:p>
      <text:p text:style-name="P35">cat("Current Working Dir \n",getwd())</text:p>
      <text:p text:style-name="P4">@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23"/>
      <text:h text:style-name="P44" text:outline-level="1">Simple Data Types and Objects</text:h>
      <text:h text:style-name="P44" text:outline-level="1">Control Structures</text:h>
      <text:p text:style-name="P10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oft-page-break/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1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ext_20_body">&lt;&lt;ifStatement1, echo=FALSE&gt;&gt;=</text:p>
      <text:p text:style-name="P37">cat(“x&lt;-c(0,3,6,9,12,15,18,21,24)\n”)</text:p>
      <text:p text:style-name="P38">cat(“if(x[which(x==6)]==6){iFound&lt;-TRUE}\n”)</text:p>
      <text:p text:style-name="P26">cat(“print(iFound)\n”)</text:p>
      <text:p text:style-name="P25"><text:span text:style-name="T22">#print(iFound</text:span>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<text:span text:style-name="Strong_20_Emphasis">Operator</text:span></text:p>
          </table:table-cell>
          <table:table-cell table:style-name="Table1.A1" office:value-type="string">
            <text:p text:style-name="P36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36"><text:span text:style-name="Strong_20_Emphasis">==</text:span></text:p>
          </table:table-cell>
          <table:table-cell table:style-name="Table1.A1" office:value-type="string">
            <text:p text:style-name="P36">Equal to</text:p>
          </table:table-cell>
        </table:table-row>
        <table:table-row>
          <table:table-cell table:style-name="Table1.A1" office:value-type="string">
            <text:p text:style-name="P36">!=</text:p>
          </table:table-cell>
          <table:table-cell table:style-name="Table1.A1" office:value-type="string">
            <text:p text:style-name="P36">Not equal to</text:p>
          </table:table-cell>
        </table:table-row>
        <table:table-row>
          <table:table-cell table:style-name="Table1.A1" office:value-type="string">
            <text:p text:style-name="P36"><text:span text:style-name="Strong_20_Emphasis">&lt;</text:span></text:p>
          </table:table-cell>
          <table:table-cell table:style-name="Table1.A1" office:value-type="string">
            <text:p text:style-name="P36">Less than</text:p>
          </table:table-cell>
        </table:table-row>
        <table:table-row>
          <table:table-cell table:style-name="Table1.A1" office:value-type="string">
            <text:p text:style-name="P36"><text:span text:style-name="Strong_20_Emphasis">&lt;=</text:span></text:p>
          </table:table-cell>
          <table:table-cell table:style-name="Table1.A1" office:value-type="string">
            <text:p text:style-name="P36">Less or equal to </text:p>
          </table:table-cell>
        </table:table-row>
        <table:table-row>
          <table:table-cell table:style-name="Table1.A1" office:value-type="string">
            <text:p text:style-name="P36"><text:span text:style-name="Strong_20_Emphasis">&gt;</text:span></text:p>
          </table:table-cell>
          <table:table-cell table:style-name="Table1.A1" office:value-type="string">
            <text:p text:style-name="P36">Greater than </text:p>
          </table:table-cell>
        </table:table-row>
        <table:table-row>
          <table:table-cell table:style-name="Table1.A1" office:value-type="string">
            <text:p text:style-name="P36"><text:span text:style-name="Strong_20_Emphasis">&gt;=</text:span></text:p>
          </table:table-cell>
          <table:table-cell table:style-name="Table1.A1" office:value-type="string">
            <text:p text:style-name="P36">Greater or equal to </text:p>
          </table:table-cell>
        </table:table-row>
        <table:table-row>
          <table:table-cell table:style-name="Table1.A1" office:value-type="string">
            <text:p text:style-name="P36">&amp;</text:p>
          </table:table-cell>
          <table:table-cell table:style-name="Table1.A1" office:value-type="string">
            <text:p text:style-name="P36">And</text:p>
          </table:table-cell>
        </table:table-row>
        <table:table-row>
          <table:table-cell table:style-name="Table1.A1" office:value-type="string">
            <text:p text:style-name="P36">|</text:p>
          </table:table-cell>
          <table:table-cell table:style-name="Table1.A1" office:value-type="string">
            <text:p text:style-name="P36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5">cat(“Ex. 1”)</text:p>
      <text:p text:style-name="P15">cat(“if(demDat[indx,1] ==1 ) {demDat[indx,1]&lt;-'M'}\n”)</text:p>
      <text:p text:style-name="P15"/>
      <text:p text:style-name="P15">cat(“\nEx.2\n”)</text:p>
      <text:p text:style-name="P13"><text:soft-page-break/>cat(“if(demDat[indx,2] &lt;=25 )demDat[indx,2]&lt;-'Y' \n“)</text:p>
      <text:p text:style-name="P13"/>
      <text:p text:style-name="P12">cat(“\nEx.3”)</text:p>
      <text:p text:style-name="P12">cat(“ if(demDat[indx,2] &gt; 50 ) {demDat[indx,2]&lt;-'O'} \n“)</text:p>
      <text:p text:style-name="P13"/>
      <text:p text:style-name="P12">cat(“\nEx.4”)</text:p>
      <text:p text:style-name="P12">cat(“if(demDat[indx,2] &gt; 25 &amp; demDat[indx,2] &lt;=50 )demDat[indx,2]&lt;-'M' \n“)</text:p>
      <text:p text:style-name="P13"/>
      <text:p text:style-name="Text_20_body"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14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40" text:outline-level="2">Switch statements</text:h>
      <text:p text:style-name="P2"/>
      <text:p text:style-name="P3"/>
      <text:list xml:id="list1604986081551742604" text:style-name="L1">
        <text:list-header>
          <text:p text:style-name="P39"/>
        </text:list-header>
      </text:list>
      <text:h text:style-name="P48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41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19"><text:tab/>for (values in sequence) {</text:p>
      <text:p text:style-name="P19"><text:tab/><text:tab/>statement</text:p>
      <text:p text:style-name="P19"><text:tab/>} </text:p>
      <text:p text:style-name="P18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20"><text:tab/></text:p>
      <text:p text:style-name="P20">&lt;&lt;forLoop1, echo=FALSE&gt;&gt;=</text:p>
      <text:p text:style-name="Text_20_body"><text:span text:style-name="T16"><text:tab/></text:span><text:span text:style-name="T20">cat(“set.seed(312)\n”)</text:span></text:p>
      <text:p text:style-name="P17"><text:tab/>set.seed(312)</text:p>
      <text:p text:style-name="P17"><text:s/><text:tab/>cat(“#create 100 random number between 0 and 1000\n”)</text:p>
      <text:p text:style-name="P17"><text:s text:c="2"/><text:tab/>cat(“xInt&lt;-floor(runif(100,0,1000))\n”)</text:p>
      <text:p text:style-name="P17"><text:tab/>xInt&lt;-floor(runif(100,0,1000))</text:p>
      <text:p text:style-name="P17"><text:s text:c="2"/><text:tab/>cat(“for(indx in 0:length(xInt) ){\n”)</text:p>
      <text:p text:style-name="P17"><text:tab/>cat(“if(indx %%10 ==0){print(xInt[indx])}\n”)</text:p>
      <text:p text:style-name="P17"><text:tab/>cat(“}\n”)</text:p>
      <text:p text:style-name="P17"><text:tab/>for(indx in 0:length(xInt) ){</text:p>
      <text:p text:style-name="P17"><text:s text:c="4"/><text:tab/><text:tab/></text:p>
      <text:p text:style-name="P17"><text:s text:c="2"/><text:tab/><text:tab/>if(indx %%10 ==0){print(xInt[indx])}</text:p>
      <text:p text:style-name="P17"><text:tab/>}</text:p>
      <text:p text:style-name="P17"><text:s text:c="2"/><text:tab/></text:p>
      <text:p text:style-name="P20">@</text:p>
      <text:h text:style-name="P41" text:outline-level="2">While loop</text:h>
      <text:p text:style-name="P21"><text:tab/>The access of certain elements could be controlled by using while loop, the expression determines executing statements or not. <text:s/></text:p>
      <text:p text:style-name="P5"><text:tab/>while(expression){</text:p>
      <text:p text:style-name="P21"><text:tab/><text:tab/>statement</text:p>
      <text:p text:style-name="P21"><text:tab/>}</text:p>
      <text:p text:style-name="Standard"><text:soft-page-break/></text:p>
      <text:p text:style-name="P22">In the following example, <text:s/>the elements between two indices are assigned as either <text:span text:style-name="T8">even</text:span> or <text:span text:style-name="T8">odd</text:span>. <text:s/>Execution will stop when expression is false, otherwise statements within the block is executed.</text:p>
      <text:p text:style-name="P20">&lt;&lt;whileLoop1, echo=FALSE&gt;&gt;=</text:p>
      <text:p text:style-name="Text_20_body"><text:span text:style-name="T16"><text:tab/></text:span><text:span text:style-name="T21">cat(“set.seed(312)\n”)</text:span></text:p>
      <text:p text:style-name="P16"><text:tab/>set.seed(312)</text:p>
      <text:p text:style-name="P16"><text:s/><text:tab/>cat(“#create 100 random number between 0 and 1000\n”)</text:p>
      <text:p text:style-name="P16"><text:s text:c="2"/><text:tab/>cat(“xInt&lt;-floor(runif(100,0,1000))\n”)</text:p>
      <text:p text:style-name="P16"><text:tab/>xInt&lt;-floor(runif(100,0,1000))</text:p>
      <text:p text:style-name="P16"><text:s text:c="2"/><text:tab/>cat(“index&lt;-80”)</text:p>
      <text:p text:style-name="P16"><text:tab/>cat(“while(index&lt;=length(xInt)){\n”)</text:p>
      <text:p text:style-name="P16"><text:tab/>cat('xInt[index]&lt;-ifelse(as.integer(xInt[index]) %%2==0,"Even","Odd")\n')</text:p>
      <text:p text:style-name="P16"><text:tab/>cat(“if(index %%4 ==0){print(xInt[index])}\n”)</text:p>
      <text:p text:style-name="P16"><text:tab/>cat(“index&lt;-index+1\n”)</text:p>
      <text:p text:style-name="P16"><text:tab/>cat(“}\n”)</text:p>
      <text:p text:style-name="P16"/>
      <text:p text:style-name="P16"><text:tab/>index&lt;-80</text:p>
      <text:p text:style-name="P16"><text:s text:c="2"/><text:tab/>while(index&lt;=length(xInt)){</text:p>
      <text:p text:style-name="P16"><text:s text:c="4"/><text:tab/><text:tab/>xInt[index]&lt;-ifelse(as.integer(xInt[index]) %%2==0,"Even","Odd")</text:p>
      <text:p text:style-name="P16"><text:tab/><text:tab/>if(index %%4 ==0){print(xInt[index])}</text:p>
      <text:p text:style-name="P16"><text:s text:c="4"/><text:tab/><text:tab/>index&lt;-index+1</text:p>
      <text:p text:style-name="P16"><text:s text:c="4"/></text:p>
      <text:p text:style-name="P16"><text:s text:c="2"/><text:tab/>}</text:p>
      <text:p text:style-name="P17"><text:s text:c="2"/><text:tab/></text:p>
      <text:p text:style-name="P20">@</text:p>
      <text:h text:style-name="P47" text:outline-level="1">Data Structures</text:h>
      <text:p text:style-name="Text_20_body"/>
      <text:h text:style-name="P42" text:outline-level="2">Vector</text:h>
      <text:h text:style-name="P42" text:outline-level="2">Matrix</text:h>
      <text:h text:style-name="P42" text:outline-level="2">DataFrame</text:h>
      <text:h text:style-name="Heading_20_2" text:outline-level="2"><text:span text:style-name="T19">List</text:span></text:h>
      <text:p text:style-name="P49"><text:span text:style-name="T19"/></text:p>
      <text:h text:style-name="P50" text:outline-level="2"/>
      <text:h text:style-name="P44" text:outline-level="1">Simple Statistical Analysis</text:h>
      <text:h text:style-name="P45" text:outline-level="1"><text:span text:style-name="T1">Simple</text:span><text:span text:style-name="T1"> Statistical Analysis</text:span></text:h>
      <text:h text:style-name="P46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3-05T01:16:46.06</dc:date>
    <meta:editing-duration>PT20H7M6S</meta:editing-duration>
    <meta:editing-cycles>146</meta:editing-cycles>
    <meta:generator>OpenOffice/4.1.2$Win32 OpenOffice.org_project/412m3$Build-9782</meta:generator>
    <dc:creator>Zekai Otles</dc:creator>
    <meta:document-statistic meta:table-count="1" meta:image-count="0" meta:object-count="0" meta:page-count="8" meta:paragraph-count="153" meta:word-count="773" meta:character-count="5514"/>
  </office:meta>
</office:document-meta>
</file>